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font-name="Cumberlan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ing XHTML content with OpenOffice.org and Writer2xhtml</text:h>
      <text:p text:style-name="Text_20_body">The default behavior of Writer2xhtml is to export content <text:span text:style-name="T1">and</text:span> formatting. Alternatively you can export content only; this can be controlled with a configuration file. The configuration file <text:span text:style-name="Source_20_Text">cleanxhtml.xml</text:span> uses some built-in text- and paragraph styles in OpenOffice.org to create well-structured XHTML documents, using most of the semantic tags offered by XHTML.</text:p>
      <text:h text:style-name="Heading_20_2" text:outline-level="2">Paragraph styles</text:h>
      <text:p text:style-name="Text_20_body">For your paragraphs, the style <text:span text:style-name="T2">Text body</text:span> is used for ordinary paragraphs: <text:span text:style-name="Source_20_Text">&lt;p&gt;...&lt;/p&gt;</text:span>.</text:p>
      <text:p text:style-name="Sender">The style <text:span text:style-name="T2">Sender</text:span> is used to produce <text:span text:style-name="Source_20_Text">&lt;address&gt;...&lt;/address&gt;</text:span>.</text:p>
      <text:p text:style-name="Quotations">The style <text:span text:style-name="T2">Quotations</text:span> is used to produce blockquotes.</text:p>
      <text:p text:style-name="Quotations">Several paragraphs with this style are collected to a single blockquote: <text:span text:style-name="Source_20_Text">&lt;blockquote&gt;&lt;p&gt;...&lt;/p&gt;&lt;p&gt;...&lt;/p&gt;&lt;/blockquote&gt;</text:span>.</text:p>
      <text:p text:style-name="Preformatted_20_Text">The style <text:span text:style-name="T2">preformatted text</text:span> is used to produce <text:span text:style-name="Source_20_Text">&lt;pre&gt;...&lt;/pre&gt;</text:span>.</text:p>
      <text:p text:style-name="Horizontal_20_Line"/>
      <text:p text:style-name="Text_20_body">The style <text:span text:style-name="T2">Horizontal line</text:span> is used to produce <text:span text:style-name="Source_20_Text">&lt;hr&gt;</text:span>.</text:p>
      <text:h text:style-name="Heading_20_2" text:outline-level="2">Other paragraph styles</text:h>
      <text:p text:style-name="My_20_Own_20_Style">If you format paragraphs with other styles, they will be exported as ordinary paragraphs (<text:span text:style-name="Source_20_Text">&lt;p&gt;</text:span>) with a class attribute. For example this paragraph has style <text:span text:style-name="T2">My Own Style</text:span>, which will be exported as <text:span text:style-name="Source_20_Text">&lt;p class=”MyOwnStyle”&gt;...&lt;/p&gt;</text:span>.</text:p>
      <text:h text:style-name="Heading_20_2" text:outline-level="2">Definition lists</text:h>
      <text:p text:style-name="Text_20_body">OpenOffice.org does not support definition lists directly. Instead you can use two paragraph styles:</text:p>
      <text:list text:style-name="L1">
        <text:list-item>
          <text:p text:style-name="P1">The style <text:span text:style-name="T2">List Heading</text:span> is used to produce the definition term <text:span text:style-name="Source_20_Text">&lt;dt&gt;...&lt;/dt&gt;</text:span>.</text:p>
        </text:list-item>
        <text:list-item>
          <text:p text:style-name="P1">The style <text:span text:style-name="T2">List Contents</text:span> is used to produce the definition <text:span text:style-name="Source_20_Text">&lt;dd&gt;...&lt;/dd&gt;</text:span>.</text:p>
        </text:list-item>
      </text:list>
      <text:p text:style-name="Text_20_body">Any sequence of these are wrapped in a single <text:span text:style-name="Source_20_Text">&lt;dl&gt;...&lt;/dl&gt;</text:span>, like this:</text:p>
      <text:p text:style-name="List_20_Heading">This is a term.</text:p>
      <text:p text:style-name="List_20_Contents">This is the definition of the term.</text:p>
      <text:p text:style-name="List_20_Heading">This is another term.</text:p>
      <text:p text:style-name="List_20_Contents">This is the definition of the other term.</text:p>
      <text:h text:style-name="Heading_20_2" text:outline-level="2">Text styles</text:h>
      <text:p text:style-name="Text_20_body">A number of text styles maps to XHTML elements as well: Use the text styles <text:span text:style-name="Citation">Citation</text:span> – <text:span text:style-name="Definition">Definition</text:span> – <text:span text:style-name="Emphasis">Emphasis</text:span> – <text:span text:style-name="Example">Example</text:span> – <text:span text:style-name="Source_20_Text">Source Text</text:span> – <text:span text:style-name="Strong_20_Emphasis">Strong Emphasis</text:span> – <text:span text:style-name="Teletype">Teletype</text:span> – <text:span text:style-name="User_20_Entry">User entry</text:span> – <text:span text:style-name="Variable">Variable</text:span> to produce <text:span text:style-name="Source_20_Text">&lt;cite&gt;</text:span>, <text:span text:style-name="Source_20_Text">&lt;dfn&gt;</text:span>, <text:span text:style-name="Source_20_Text">&lt;em&gt;</text:span>, <text:span text:style-name="Source_20_Text">&lt;samp&gt;</text:span>, <text:span text:style-name="Source_20_Text">&lt;code&gt;</text:span>, <text:span text:style-name="Source_20_Text">&lt;strong&gt;</text:span>, <text:span text:style-name="Source_20_Text">&lt;tt&gt;</text:span>, <text:span text:style-name="Source_20_Text">&lt;kbd&gt;</text:span>, <text:span text:style-name="Source_20_Text">&lt;var&gt;</text:span>.</text:p>
      <text:h text:style-name="Heading_20_2" text:outline-level="2">Hard character formatting</text:h>
      <text:p text:style-name="Text_20_body">If you export content only, hard character formatting is ignored in general. An exception to this rule is <text:span text:style-name="T2">bold</text:span>, <text:span text:style-name="T1">italics</text:span>, <text:span text:style-name="T3">superscript</text:span>, <text:span text:style-name="T4">subscript</text:span> and <text:span text:style-name="T5">fixed pitch fonts</text:span>, which are exported to <text:span text:style-name="Source_20_Text">&lt;b&gt;</text:span>, <text:span text:style-name="Source_20_Text">&lt;i&gt;</text:span>, <text:span text:style-name="Source_20_Text">&lt;sup&gt;</text:span>, <text:span text:style-name="Source_20_Text">&lt;sub&gt;</text:span> and <text:span text:style-name="Source_20_Text">&lt;tt&gt;</text:span> res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My_20_Own_20_Style" style:display-name="My Own Style" style:family="paragraph" style:parent-style-name="Text_20_body" style:class="text">
      <style:text-properties fo:color="#ff0000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style:font-name-asian="Cumberland" style:font-name-complex="Cumberlan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6$Build-9095</meta:generator>
    <meta:creation-date>2004-01-03T12:08:20</meta:creation-date>
    <dc:date>2004-01-04T14:16:13</dc:date>
    <dc:language>en-US</dc:language>
    <meta:editing-cycles>13</meta:editing-cycles>
    <meta:editing-duration>PT2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320" meta:character-count="2088"/>
  </office:meta>
</office:document-meta>
</file>